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889in" fo:break-before="auto" fo:break-after="auto" table:align="left" fo:keep-with-next="auto"/>
    </style:style>
    <style:style style:name="Table1.A" style:family="table-column">
      <style:table-column-properties style:column-width="0.8785in"/>
    </style:style>
    <style:style style:name="Table1.B" style:family="table-column">
      <style:table-column-properties style:column-width="1.1222in"/>
    </style:style>
    <style:style style:name="Table1.C" style:family="table-column">
      <style:table-column-properties style:column-width="1.6125in"/>
    </style:style>
    <style:style style:name="Table1.D" style:family="table-column">
      <style:table-column-properties style:column-width="2.4757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Heading_20_1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 fo:keep-with-next="auto"/>
      <style:text-properties fo:color="#1f1f1f" loext:opacity="100%" style:font-name="Google Sans" officeooo:paragraph-rsid="00030f00"/>
    </style:style>
    <style:style style:name="P2" style:family="paragraph" style:parent-style-name="Heading_20_2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 fo:keep-with-next="auto"/>
      <style:text-properties fo:color="#1f1f1f" loext:opacity="100%" style:font-name="Google Sans" officeooo:paragraph-rsid="00030f00"/>
    </style:style>
    <style:style style:name="P3" style:family="paragraph" style:parent-style-name="Text_20_body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" officeooo:paragraph-rsid="00030f00"/>
    </style:style>
    <style:style style:name="P4" style:family="paragraph" style:parent-style-name="Heading_20_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paragraph-rsid="00030f00"/>
    </style:style>
    <style:style style:name="P5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paragraph-rsid="00030f00"/>
    </style:style>
    <style:style style:name="P6" style:family="paragraph" style:parent-style-name="Heading_20_3">
      <style:paragraph-properties fo:margin-left="0.4925in" fo:margin-right="0in" fo:margin-top="0in" fo:margin-bottom="0.0835in" style:contextual-spacing="false" fo:line-height="114%" fo:orphans="2" fo:widows="2" fo:text-indent="0in" style:auto-text-indent="false" fo:padding="0in" fo:border="none" fo:keep-with-next="auto"/>
      <style:text-properties fo:color="#1f1f1f" loext:opacity="100%" style:font-name="Google Sans" officeooo:paragraph-rsid="00030f00"/>
    </style:style>
    <style:style style:name="P7" style:family="paragraph" style:parent-style-name="Text_20_body">
      <style:paragraph-properties fo:margin-left="0.4925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" officeooo:paragraph-rsid="00030f00"/>
    </style:style>
    <style:style style:name="P8" style:family="paragraph" style:parent-style-name="Heading_20_3" style:master-page-name="">
      <style:paragraph-properties fo:margin-left="0.4925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paragraph-rsid="00030f00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officeooo:paragraph-rsid="00030f00" loext:padding="0in" loext:border="none"/>
    </style:style>
    <style:style style:name="P10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030f00" loext:padding="0in" loext:border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officeooo:paragraph-rsid="00030f00" loext:padding="0in" loext:border="none"/>
    </style:style>
    <style:style style:name="P12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030f00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fo:color="#1f1f1f" loext:opacity="100%" style:font-name="Google Sans Text" officeooo:paragraph-rsid="00030f00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f1f1f" loext:opacity="100%" style:font-name="Google Sans Text" officeooo:paragraph-rsid="00030f00"/>
    </style:style>
    <style:style style:name="P15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030f00"/>
    </style:style>
    <style:style style:name="P16" style:family="paragraph" style:parent-style-name="Text_20_body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f1f1f" loext:opacity="100%" style:font-name="Google Sans Text" officeooo:paragraph-rsid="00030f00"/>
    </style:style>
    <style:style style:name="P17" style:family="paragraph" style:parent-style-name="Text_20_body">
      <style:paragraph-properties fo:margin-left="0.4925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f1f1f" loext:opacity="100%" style:font-name="Google Sans Text" officeooo:paragraph-rsid="00030f00"/>
    </style:style>
    <style:style style:name="P18" style:family="paragraph" style:parent-style-name="Text_20_body">
      <style:paragraph-properties fo:margin-top="0in" fo:margin-bottom="0in" style:contextual-spacing="false" fo:line-height="114%" fo:orphans="2" fo:widows="2" fo:padding="0in" fo:border="none"/>
      <style:text-properties fo:color="#1f1f1f" loext:opacity="100%" style:font-name="Google Sans Text" officeooo:paragraph-rsid="00030f00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officeooo:paragraph-rsid="00030f00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officeooo:paragraph-rsid="00030f00"/>
    </style:style>
    <style:style style:name="P21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030f00"/>
    </style:style>
    <style:style style:name="P22" style:family="paragraph" style:parent-style-name="Horizontal_20_Line">
      <style:text-properties officeooo:paragraph-rsid="00030f00"/>
    </style:style>
    <style:style style:name="P23" style:family="paragraph" style:parent-style-name="Heading_20_2" style:list-style-name="L1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" officeooo:paragraph-rsid="00030f00"/>
    </style:style>
    <style:style style:name="P24" style:family="paragraph" style:parent-style-name="Heading_20_3" style:list-style-name="L1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 fo:keep-with-next="auto"/>
      <style:text-properties fo:color="#1f1f1f" loext:opacity="100%" style:font-name="Google Sans" officeooo:paragraph-rsid="00030f00"/>
    </style:style>
    <style:style style:name="P25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030f00"/>
    </style:style>
    <style:style style:name="P26" style:family="paragraph" style:parent-style-name="Text_20_body" style:list-style-name="L1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fo:color="#1f1f1f" loext:opacity="100%" style:font-name="Google Sans Text" officeooo:paragraph-rsid="00030f00"/>
    </style:style>
    <style:style style:name="P27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030f00"/>
    </style:style>
    <style:style style:name="P28" style:family="paragraph" style:parent-style-name="Text_20_body" style:list-style-name="L3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fo:color="#1f1f1f" loext:opacity="100%" style:font-name="Google Sans Text" officeooo:paragraph-rsid="00030f00"/>
    </style:style>
    <style:style style:name="P29" style:family="paragraph" style:parent-style-name="Text_20_body" style:list-style-name="L4" style:master-page-name="">
      <style:paragraph-properties fo:margin-left="0.4925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030f00"/>
    </style:style>
    <style:style style:name="P30" style:family="paragraph" style:parent-style-name="Text_20_body" style:list-style-name="L4">
      <style:paragraph-properties fo:margin-left="0.4925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fo:color="#1f1f1f" loext:opacity="100%" style:font-name="Google Sans Text" officeooo:paragraph-rsid="00030f00"/>
    </style:style>
    <style:style style:name="P31" style:family="paragraph" style:parent-style-name="Text_20_body" style:list-style-name="L4">
      <style:paragraph-properties fo:margin-left="0.4925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f1f1f" loext:opacity="100%" style:font-name="Google Sans Text" officeooo:paragraph-rsid="00030f00"/>
    </style:style>
    <style:style style:name="P32" style:family="paragraph" style:parent-style-name="Text_20_body" style:list-style-name="L5" style:master-page-name="">
      <style:paragraph-properties fo:margin-top="0in" fo:margin-bottom="0in" style:contextual-spacing="false" fo:line-height="114%" fo:orphans="2" fo:widows="2" style:page-number="auto" fo:break-before="auto" fo:break-after="auto" fo:padding="0in" fo:border="none" fo:keep-with-next="auto"/>
      <style:text-properties fo:color="#1f1f1f" loext:opacity="100%" style:font-name="Google Sans Text" officeooo:paragraph-rsid="00030f00"/>
    </style:style>
    <style:style style:name="P33" style:family="paragraph" style:parent-style-name="Text_20_body" style:list-style-name="L5">
      <style:paragraph-properties fo:margin-top="0in" fo:margin-bottom="0in" style:contextual-spacing="false" fo:line-height="114%" fo:orphans="2" fo:widows="2" fo:padding="0in" fo:border="none" fo:keep-with-next="auto"/>
      <style:text-properties fo:color="#1f1f1f" loext:opacity="100%" style:font-name="Google Sans Text" officeooo:paragraph-rsid="00030f00"/>
    </style:style>
    <style:style style:name="P34" style:family="paragraph" style:parent-style-name="Text_20_body" style:list-style-name="L6">
      <style:paragraph-properties fo:margin-top="0in" fo:margin-bottom="0in" style:contextual-spacing="false" fo:line-height="114%" fo:orphans="2" fo:widows="2" fo:padding="0in" fo:border="none" fo:keep-with-next="auto"/>
      <style:text-properties fo:color="#1f1f1f" loext:opacity="100%" style:font-name="Google Sans Text" officeooo:paragraph-rsid="00030f00"/>
    </style:style>
    <style:style style:name="P35" style:family="paragraph" style:parent-style-name="Text_20_body" style:list-style-name="L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030f00"/>
    </style:style>
    <style:style style:name="P36" style:family="paragraph" style:parent-style-name="Text_20_body" style:list-style-name="L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030f00"/>
    </style:style>
    <style:style style:name="P37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text-align="justify" style:justify-single-word="false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officeooo:paragraph-rsid="00030f00"/>
    </style:style>
    <style:style style:name="P38" style:family="paragraph" style:parent-style-name="Text_20_body" style:list-style-name="L2">
      <style:paragraph-properties fo:margin-left="0in" fo:margin-right="0in" fo:margin-top="0in" fo:margin-bottom="0in" style:contextual-spacing="false" fo:line-height="114%" fo:text-align="justify" style:justify-single-word="false" fo:orphans="2" fo:widows="2" fo:text-indent="0in" style:auto-text-indent="false" fo:padding="0in" fo:border="none" fo:keep-with-next="auto"/>
      <style:text-properties fo:color="#1f1f1f" loext:opacity="100%" style:font-name="Google Sans Text" officeooo:paragraph-rsid="00030f00"/>
    </style:style>
    <style:style style:name="P39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030f00" loext:padding="0in" loext:border="none"/>
    </style:style>
    <style:style style:name="P40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030f00" loext:padding="0in" loext:border="none"/>
    </style:style>
    <style:style style:name="P41" style:family="paragraph" style:parent-style-name="Text_20_body" style:list-style-name="L4" style:master-page-name="">
      <style:paragraph-properties fo:margin-left="0.4925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030f00" loext:padding="0in" loext:border="none"/>
    </style:style>
    <style:style style:name="P42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text-align="justify" style:justify-single-word="false" fo:orphans="2" fo:widows="2" fo:text-indent="0in" style:auto-text-indent="false" style:page-number="auto" fo:break-before="auto" fo:break-after="auto" fo:padding="0in" fo:border="none" fo:keep-with-next="auto"/>
      <style:text-properties fo:color="#1f1f1f" loext:opacity="100%" style:font-name="Google Sans Text" fo:font-weight="bold" officeooo:paragraph-rsid="00030f00" loext:padding="0in" loext:border="none"/>
    </style:style>
    <style:style style:name="P43" style:family="paragraph" style:parent-style-name="Text_20_body" style:list-style-name="L1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officeooo:paragraph-rsid="00030f00"/>
    </style:style>
    <style:style style:name="P44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030f00"/>
    </style:style>
    <style:style style:name="P45" style:family="paragraph" style:parent-style-name="Text_20_body" style:list-style-name="L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030f00"/>
    </style:style>
    <style:style style:name="P46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rsid="00052bba" officeooo:paragraph-rsid="00052bba"/>
    </style:style>
    <style:style style:name="T1" style:family="text">
      <style:text-properties fo:font-weight="bold" loext:padding="0in" loext:border="none"/>
    </style:style>
    <style:style style:name="T2" style:family="text">
      <style:text-properties fo:font-weight="bold" officeooo:rsid="00030f00" loext:padding="0in" loext:border="none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 loext:padding="0in" loext:border="none"/>
    </style:style>
    <style:style style:name="T5" style:family="text">
      <style:text-properties fo:color="#1f1f1f" loext:opacity="100%" style:font-name="Google Sans Text"/>
    </style:style>
    <style:style style:name="T6" style:family="text">
      <style:text-properties fo:color="#1f1f1f" loext:opacity="100%" style:font-name="Google Sans Text" fo:font-weight="bold" loext:padding="0in" loext:border="none"/>
    </style:style>
    <style:style style:name="T7" style:family="text">
      <style:text-properties fo:color="#1f1f1f" loext:opacity="100%" style:font-name="Google Sans Text" loext:padding="0in" loext:border="none"/>
    </style:style>
    <style:style style:name="T8" style:family="text">
      <style:text-properties fo:color="#1f1f1f" loext:opacity="100%" style:font-name="Google Sans"/>
    </style:style>
    <style:style style:name="T9" style:family="text">
      <style:text-properties fo:color="#444746" loext:opacity="100%" style:font-name="Google Sans Text" loext:padding="0in" loext:border="none"/>
    </style:style>
    <style:style style:name="T10" style:family="text">
      <style:text-properties style:font-name="Google Sans"/>
    </style:style>
    <style:style style:name="T11" style:family="text">
      <style:text-properties style:font-name="Google Sans" fo:font-weight="bold" loext:padding="0in" loext:border="none"/>
    </style:style>
    <style:style style:name="T12" style:family="text">
      <style:text-properties officeooo:rsid="00030f0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3</text:p>
      <text:p text:style-name="P21"/>
      <text:h text:style-name="P1" text:outline-level="1">DOCUMENTACIÓN TÉCNICA: REGLAS DE VALIDACIÓN Y LÓGICA DE NEGOCIO (REGISTRO)</text:h>
      <text:h text:style-name="P2" text:outline-level="2">1. ESTRUCTURA DEL FORMULARIO DE REGISTRO</text:h>
      <text:p text:style-name="P13">El formulario de <text:span text:style-name="T1">Creación de Cuenta</text:span> en SteroMusic está diseñado para capturar la información esencial del estudiante, garantizando la seguridad y la correcta segmentación de sus intereses musicales.</text:p>
      <text:h text:style-name="P6" text:outline-level="3">1.1 Campos del Formulario</text:h>
      <text:list text:style-name="L1">
        <text:list-item>
          <text:list>
            <text:list-item>
              <text:list>
                <text:list-item>
                  <text:p text:style-name="P25"><text:span text:style-name="T1">Nombre Completo</text:span> (text)</text:p>
                </text:list-item>
                <text:list-item>
                  <text:p text:style-name="P25"><text:span text:style-name="T1">Nombre de Usuario</text:span> (text)</text:p>
                </text:list-item>
                <text:list-item>
                  <text:p text:style-name="P25"><text:span text:style-name="T1">Correo Electrónico</text:span> (email)</text:p>
                </text:list-item>
                <text:list-item>
                  <text:p text:style-name="P25"><text:span text:style-name="T1">Contraseña</text:span> (password)</text:p>
                </text:list-item>
                <text:list-item>
                  <text:p text:style-name="P25"><text:span text:style-name="T1">Confirmar Contraseña</text:span> (password)</text:p>
                </text:list-item>
                <text:list-item>
                  <text:p text:style-name="P25"><text:span text:style-name="T1">Instrumento / Área de Interés</text:span> (select)</text:p>
                </text:list-item>
                <text:list-item>
                  <text:p text:style-name="P43"><text:span text:style-name="T4">Términos y Condiciones</text:span><text:span text:style-name="T3"> (checkbox)</text:span></text:p>
                </text:list-item>
              </text:list>
            </text:list-item>
          </text:list>
        </text:list-item>
      </text:list>
      <text:p text:style-name="P3"/>
      <text:list text:continue-numbering="true" text:style-name="L1">
        <text:list-header>
          <text:h text:style-name="P23" text:outline-level="2">2. REGLAS DE VALIDACIÓN POR CAMPO</text:h>
          <text:list text:continue-numbering="true">
            <text:list-item>
              <text:h text:style-name="P24" text:outline-level="3">2.1 NOMBRE COMPLETO</text:h>
            </text:list-item>
            <text:list-item>
              <text:p text:style-name="P25"><text:span text:style-name="T1">Tipo de dato:</text:span> String.</text:p>
            </text:list-item>
            <text:list-item>
              <text:p text:style-name="P25"><text:span text:style-name="T1">Sanitización:</text:span> Eliminación de espacios dobles y capitalización automática de la primera letra de cada nombre.</text:p>
            </text:list-item>
            <text:list-item>
              <text:p text:style-name="P39">Reglas de negocio:</text:p>
              <text:list>
                <text:list-item>
                  <text:p text:style-name="P25"><text:span text:style-name="T1">Longitud mínima:</text:span> 3 caracteres.</text:p>
                </text:list-item>
                <text:list-item>
                  <text:p text:style-name="P25"><text:span text:style-name="T1">Caracteres permitidos:</text:span> Solo letras (A-Z, á-ú, ñ) y espacios.</text:p>
                </text:list-item>
                <text:list-item>
                  <text:p text:style-name="P26"><text:span text:style-name="T11">Restricciones:</text:span><text:span text:style-name="T10"> No se permiten números ni caracteres especiales.</text:span></text:p>
                </text:list-item>
              </text:list>
            </text:list-item>
          </text:list>
        </text:list-header>
      </text:list>
      <text:p text:style-name="P14"><text:span text:style-name="T8"/></text:p>
      <text:h text:style-name="P5" text:outline-level="3">2.2 NOMBRE DE USUARIO (ID Único)</text:h>
      <text:list text:style-name="L2">
        <text:list-item>
          <text:list>
            <text:list-item>
              <text:list>
                <text:list-item>
                  <text:p text:style-name="P37"><text:span text:style-name="T1">Tipo de dato:</text:span> Alfanumérico.</text:p>
                </text:list-item>
                <text:list-item>
                  <text:p text:style-name="P37"><text:soft-page-break/><text:span text:style-name="T1">Lógica de Negocio:</text:span> El sistema verifica en tiempo real (vía API) si el nombre de usuario ya existe en la base de datos de SteroMusic.</text:p>
                </text:list-item>
                <text:list-item>
                  <text:p text:style-name="P42">Reglas:</text:p>
                  <text:list>
                    <text:list-item>
                      <text:p text:style-name="P37"><text:span text:style-name="T1">Longitud:</text:span> De 5 a 15 caracteres.</text:p>
                    </text:list-item>
                    <text:list-item>
                      <text:p text:style-name="P37"><text:span text:style-name="T1">Formato:</text:span> Debe empezar con una letra. Se permiten números y guiones bajos (_).</text:p>
                    </text:list-item>
                    <text:list-item>
                      <text:p text:style-name="P38"><text:span text:style-name="T1">Restricción:</text:span> No se permiten espacios ni puntos.</text:p>
                    </text:list-item>
                  </text:list>
                </text:list-item>
              </text:list>
            </text:list-item>
          </text:list>
        </text:list-item>
      </text:list>
      <text:h text:style-name="P5" text:outline-level="3">2.3 CORREO ELECTRÓNICO</text:h>
      <text:list text:style-name="L3">
        <text:list-item>
          <text:p text:style-name="P27"><text:span text:style-name="T1">Tipo de dato:</text:span> String (email válido).</text:p>
        </text:list-item>
        <text:list-item>
          <text:p text:style-name="P40">Reglas de negocio:</text:p>
          <text:list>
            <text:list-item>
              <text:list>
                <text:list-item>
                  <text:p text:style-name="P44"><text:span text:style-name="T6">Formato:</text:span><text:span text:style-name="T5"> Estructura estándar </text:span><text:span text:style-name="Source_20_Text"><text:span text:style-name="T9">usuario@dominio.ext</text:span></text:span><text:span text:style-name="T5">.</text:span></text:p>
                </text:list-item>
                <text:list-item>
                  <text:p text:style-name="P27"><text:span text:style-name="T1">Verificación:</text:span> Se bloquean dominios de correos temporales (disponibles en lista negra) para evitar cuentas spam.</text:p>
                  <text:p text:style-name="P28"/>
                </text:list-item>
              </text:list>
            </text:list-item>
          </text:list>
        </text:list-item>
      </text:list>
      <text:h text:style-name="P5" text:outline-level="3">2.4 CONTRASEÑA (Seguridad de Cuenta)</text:h>
      <text:p text:style-name="P7"/>
      <text:list text:style-name="L4">
        <text:list-item>
          <text:p text:style-name="P29"><text:span text:style-name="T1">Tipo de dato:</text:span> Password (masking).</text:p>
        </text:list-item>
        <text:list-item>
          <text:p text:style-name="P41">Reglas de robustez:</text:p>
          <text:list>
            <text:list-item>
              <text:p text:style-name="P29"><text:span text:style-name="T1">Longitud mínima:</text:span> 8 caracteres.</text:p>
            </text:list-item>
            <text:list-item>
              <text:p text:style-name="P30"><text:span text:style-name="T1">Complejidad:</text:span> Debe incluir al menos una mayúscula, un número y un carácter especial (ej. @, #, $, !).</text:p>
            </text:list-item>
            <text:list-item>
              <text:p text:style-name="P31"><text:span text:style-name="T1">Validación de Coincidencia:</text:span> El campo "Confirmar Contraseña" debe ser idéntico al campo "Contraseña". Se muestra un error visual en rojo si hay discrepancia.</text:p>
            </text:list-item>
          </text:list>
        </text:list-item>
      </text:list>
      <text:p text:style-name="P17"/>
      <text:h text:style-name="P5" text:outline-level="3">2.5 INSTRUMENTO / ÁREAS DE INTERÉS</text:h>
      <text:list text:style-name="L5">
        <text:list-item>
          <text:p text:style-name="P32"><text:span text:style-name="T1">Tipo de dato:</text:span> Selección única (Select).</text:p>
        </text:list-item>
        <text:list-item>
          <text:p text:style-name="P32"><text:span text:style-name="T1">Opciones:</text:span> Batería, Piano, Guitarra, Producción Digital (VSTs), Otros.</text:p>
        </text:list-item>
        <text:list-item>
          <text:p text:style-name="P33"><text:span text:style-name="T1">Regla:</text:span> Es obligatorio seleccionar una opción distinta a la predeterminada para habilitar el registro. Esto permite a SteroMusic personalizar el dashboard del alumno desde el inicio.</text:p>
        </text:list-item>
      </text:list>
      <text:p text:style-name="P18"/>
      <text:p text:style-name="P18"/>
      <text:p text:style-name="P18"/>
      <text:p text:style-name="P18"/>
      <text:h text:style-name="P4" text:outline-level="2"><text:soft-page-break/>3. SEGURIDAD Y VALIDACIÓN DE HUMANO</text:h>
      <text:h text:style-name="P8" text:outline-level="3">3.1 Prevención de Bots e Inyecciones</text:h>
      <text:list text:style-name="L6">
        <text:list-item>
          <text:list>
            <text:list-item>
              <text:p text:style-name="P34"><text:span text:style-name="T1">reCAPTCHA v</text:span><text:span text:style-name="T2">2</text:span><text:span text:style-name="T1">:</text:span> Implementación <text:span text:style-name="T12">visible</text:span> de Google <text:span text:style-name="T12">(no soy un robot)</text:span></text:p>
            </text:list-item>
          </text:list>
        </text:list-item>
      </text:list>
      <text:h text:style-name="P5" text:outline-level="3">3.2 Análisis de Coherencia (Anti-Gibberish)</text:h>
      <text:p text:style-name="P15">Al igual que en el contacto, el nombre de usuario y nombre completo pasan por un filtro de calidad:</text:p>
      <text:p text:style-name="P16"/>
      <text:section text:style-name="Sect1" text:name="model-response-message-contentr_c1be76f9c49e1e5e">
        <text:list text:style-name="L7">
          <text:list-item>
            <text:p text:style-name="P35"><text:span text:style-name="T1">Patrones de Consonantes:</text:span> Se bloquean nombres que contengan más de 4 consonantes seguidas sin sentido (ej. "jkhgfd").</text:p>
          </text:list-item>
          <text:list-item>
            <text:p text:style-name="P35"><text:span text:style-name="T1">Diccionario de Exclusión:</text:span> Se prohíbe el uso de palabras ofensivas o nombres de instrumentos genéricos como único nombre de usuario (ej. "Bateria123").</text:p>
          </text:list-item>
        </text:list>
        <text:h text:style-name="P5" text:outline-level="3">3.3 Control de Envío (Doble Envío)</text:h>
        <text:list text:style-name="L8">
          <text:list-item>
            <text:p text:style-name="P45"><text:span text:style-name="T6">Estado de Botón:</text:span><text:span text:style-name="T5"> Una vez pulsado "Crear Cuenta", el botón entra en estado </text:span><text:span text:style-name="Source_20_Text"><text:span text:style-name="T9">disabled</text:span></text:span><text:span text:style-name="T5"> y muestra un spinner de carga con el texto "Generando tu perfil musical...".</text:span></text:p>
          </text:list-item>
        </text:list>
        <text:p text:style-name="P22"/>
        <text:h text:style-name="P5" text:outline-level="3">Resumen de Validación (Tabla de Referencia)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P20"><text:span text:style-name="Strong_20_Emphasis"><text:span text:style-name="T7">Campo</text:span></text:span></text:p>
              </table:table-cell>
              <table:table-cell table:style-name="Table1.A1" office:value-type="string">
                <text:p text:style-name="P20"><text:span text:style-name="Strong_20_Emphasis"><text:span text:style-name="T7">Tipo</text:span></text:span></text:p>
              </table:table-cell>
              <table:table-cell table:style-name="Table1.A1" office:value-type="string">
                <text:p text:style-name="P20"><text:span text:style-name="Strong_20_Emphasis"><text:span text:style-name="T7">Requisito Clave</text:span></text:span></text:p>
              </table:table-cell>
              <table:table-cell table:style-name="Table1.A1" office:value-type="string">
                <text:p text:style-name="P20"><text:span text:style-name="Strong_20_Emphasis"><text:span text:style-name="T7">Acción de Error</text:span></text:span></text:p>
              </table:table-cell>
            </table:table-row>
          </table:table-header-rows>
          <table:table-row>
            <table:table-cell table:style-name="Table1.A1" office:value-type="string">
              <text:p text:style-name="P9">Usuario</text:p>
            </table:table-cell>
            <table:table-cell table:style-name="Table1.A1" office:value-type="string">
              <text:p text:style-name="P11">Alfanumérico</text:p>
            </table:table-cell>
            <table:table-cell table:style-name="Table1.A1" office:value-type="string">
              <text:p text:style-name="P11">Unicidad en DB</text:p>
            </table:table-cell>
            <table:table-cell table:style-name="Table1.A1" office:value-type="string">
              <text:p text:style-name="P11">"Este usuario ya está en uso"</text:p>
            </table:table-cell>
          </table:table-row>
          <table:table-row>
            <table:table-cell table:style-name="Table1.A1" office:value-type="string">
              <text:p text:style-name="P9">Email</text:p>
            </table:table-cell>
            <table:table-cell table:style-name="Table1.A1" office:value-type="string">
              <text:p text:style-name="P11">Email</text:p>
            </table:table-cell>
            <table:table-cell table:style-name="Table1.A1" office:value-type="string">
              <text:p text:style-name="P11">Dominio real</text:p>
            </table:table-cell>
            <table:table-cell table:style-name="Table1.A1" office:value-type="string">
              <text:p text:style-name="P11">"Ingresa un correo válido"</text:p>
            </table:table-cell>
          </table:table-row>
          <table:table-row>
            <table:table-cell table:style-name="Table1.A1" office:value-type="string">
              <text:p text:style-name="P9">Password</text:p>
            </table:table-cell>
            <table:table-cell table:style-name="Table1.A1" office:value-type="string">
              <text:p text:style-name="P11">Caracteres</text:p>
            </table:table-cell>
            <table:table-cell table:style-name="Table1.A1" office:value-type="string">
              <text:p text:style-name="P11">Min. 8 + Símbolo</text:p>
            </table:table-cell>
            <table:table-cell table:style-name="Table1.A1" office:value-type="string">
              <text:p text:style-name="P11">"Contraseña demasiado débil"</text:p>
            </table:table-cell>
          </table:table-row>
          <table:table-row>
            <table:table-cell table:style-name="Table1.A1" office:value-type="string">
              <text:p text:style-name="P9">Interés</text:p>
            </table:table-cell>
            <table:table-cell table:style-name="Table1.A1" office:value-type="string">
              <text:p text:style-name="P11">Select</text:p>
            </table:table-cell>
            <table:table-cell table:style-name="Table1.A1" office:value-type="string">
              <text:p text:style-name="P11">Selección requerida</text:p>
            </table:table-cell>
            <table:table-cell table:style-name="Table1.A1" office:value-type="string">
              <text:p text:style-name="P11">"Elige un área de estudio"</text:p>
            </table:table-cell>
          </table:table-row>
        </table:table>
        <text:p text:style-name="P22"/>
        <text:p text:style-name="P10">Justificación didáctica:</text:p>
        <text:list text:style-name="L9">
          <text:list-item>
            <text:p text:style-name="P36"><text:span text:style-name="T1">Estructura clara:</text:span> Permite a los desarrolladores del backend saber exactamente qué esperar de los datos.</text:p>
          </text:list-item>
          <text:list-item>
            <text:p text:style-name="P36"><text:soft-page-break/><text:span text:style-name="T1">Filtros de calidad:</text:span> Aseguran que la base de datos de alumnos de SteroMusic esté limpia y libre de registros falsos.</text:p>
          </text:list-item>
        </text:list>
        <text:p text:style-name="P12">¿Te gustaría que añadiera alguna regla específica para el campo de <text:span text:style-name="T1">Contraseña</text:span> o prefieres que desarrollemos la tabla de errores detallada?</text:p>
      </text:section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7:17:59.177011216</meta:creation-date>
    <dc:date>2026-02-15T19:46:18.294469975</dc:date>
    <meta:editing-duration>PT55M29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4" meta:paragraph-count="77" meta:word-count="589" meta:character-count="3639" meta:non-whitespace-character-count="3166"/>
  </office:meta>
</office:document-meta>
</file>